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bfd" officeooo:paragraph-rsid="0003d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gbdghgdfgthj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7:29:29.109633568</meta:creation-date>
    <dc:date>2019-05-24T17:29:45.346376753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6.2.3.2$Linux_X86_64 LibreOffice_project/20$Build-2</meta:generator>
  </office:meta>
</office:document-meta>
</file>